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a0a0" officeooo:paragraph-rsid="0018a0a0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8a0a0" officeooo:paragraph-rsid="0018a0a0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9f8fe" officeooo:paragraph-rsid="0019f8fe"/>
    </style:style>
    <style:style style:name="P4" style:family="paragraph" style:parent-style-name="Standard">
      <style:paragraph-properties fo:text-align="start" style:justify-single-word="false"/>
      <style:text-properties officeooo:rsid="0019f8fe" officeooo:paragraph-rsid="0019f8fe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19f8fe" officeooo:paragraph-rsid="0019f8fe"/>
    </style:style>
    <style:style style:name="P6" style:family="paragraph" style:parent-style-name="Standard">
      <style:paragraph-properties fo:text-align="center" style:justify-single-word="false"/>
      <style:text-properties officeooo:rsid="0019f8fe" officeooo:paragraph-rsid="0019f8fe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c393c" officeooo:paragraph-rsid="001c393c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d4089" officeooo:paragraph-rsid="001d4089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d4089" officeooo:paragraph-rsid="001d4089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1d5a4a" officeooo:paragraph-rsid="001d5a4a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e6c34" officeooo:paragraph-rsid="001e6c34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222eab" officeooo:paragraph-rsid="00222eab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23fe94" officeooo:paragraph-rsid="0023fe94"/>
    </style:style>
    <style:style style:name="T1" style:family="text">
      <style:text-properties officeooo:rsid="0019f8fe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ребования к программной системе.</text:p>
      <text:list xml:id="list1144254582" text:style-name="L1">
        <text:list-item>
          <text:p text:style-name="P2">Понятность <text:span text:style-name="T1">и читаемость</text:span></text:p>
        </text:list-item>
        <text:list-item>
          <text:p text:style-name="P2">Поддерживаемость</text:p>
        </text:list-item>
        <text:list-item>
          <text:p text:style-name="P2">Стабильность</text:p>
        </text:list-item>
        <text:list-item>
          <text:p text:style-name="P2">Расширяемость</text:p>
        </text:list-item>
        <text:list-item>
          <text:p text:style-name="P2">Слабая связанность и сильная связность</text:p>
        </text:list-item>
        <text:list-item>
          <text:p text:style-name="P3">Разделение ответственности</text:p>
        </text:list-item>
        <text:list-item>
          <text:p text:style-name="P3">Возможность повторного использования</text:p>
        </text:list-item>
        <text:list-item>
          <text:p text:style-name="P9">Надежность</text:p>
        </text:list-item>
      </text:list>
      <text:p text:style-name="P4"/>
      <text:p text:style-name="P6">Принципы которые позволяют этого достичь</text:p>
      <text:list xml:id="list1328338260" text:style-name="L2">
        <text:list-item>
          <text:p text:style-name="P5">SOLID</text:p>
        </text:list-item>
        <text:list-item>
          <text:p text:style-name="P5">Incapsulation</text:p>
        </text:list-item>
        <text:list-item>
          <text:p text:style-name="P5">Information hiding (<text:span text:style-name="T2">более подробно чем инкапсуляция и абстракция тем, что например нужно скрывать id за типом значением id вместо представления id просто как целого числа</text:span>)</text:p>
        </text:list-item>
        <text:list-item>
          <text:p text:style-name="P5">Low cyclomatic complexity</text:p>
        </text:list-item>
        <text:list-item>
          <text:p text:style-name="P5">Программирование в соответствии с интерфейсом а не реализацией</text:p>
        </text:list-item>
        <text:list-item>
          <text:p text:style-name="P5">Внедрение зависимостей и Инверсия зависимостей</text:p>
        </text:list-item>
        <text:list-item>
          <text:p text:style-name="P5">Разделение на слои</text:p>
        </text:list-item>
        <text:list-item>
          <text:p text:style-name="P5">Инкапсуляция и абстракция</text:p>
        </text:list-item>
        <text:list-item>
          <text:p text:style-name="P5">DRY</text:p>
        </text:list-item>
        <text:list-item>
          <text:p text:style-name="P5">YAGNI</text:p>
        </text:list-item>
        <text:list-item>
          <text:p text:style-name="P5">KISS</text:p>
        </text:list-item>
        <text:list-item>
          <text:p text:style-name="P7">Инвариант</text:p>
        </text:list-item>
        <text:list-item>
          <text:p text:style-name="P8">Тестируемость (не сам факт тестирования (хотя тестирование отчасти реализует требование надежность), а факт того, что следуя принципу тестируемость программист старается делать свой как как можно более простым и независимым от сторонних зависимостей) </text:p>
        </text:list-item>
        <text:list-item>
          <text:p text:style-name="P10">Композиция и агрегация</text:p>
        </text:list-item>
        <text:list-item>
          <text:p text:style-name="P11">Декомпозиция по ответственностям</text:p>
        </text:list-item>
        <text:list-item>
          <text:p text:style-name="P12">GRASP</text:p>
        </text:list-item>
        <text:list-item>
          <text:p text:style-name="P13">DESIGN PATTERN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16:35:45.866208534</meta:creation-date>
    <dc:date>2023-01-01T21:30:02.810859595</dc:date>
    <meta:editing-duration>PT3H21M5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145" meta:character-count="983" meta:non-whitespace-character-count="889"/>
  </office:meta>
</office:document-meta>
</file>